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2" svg:font-family="'Nimbus Sans'" style:font-adornments="Bold" style:font-family-generic="swiss" style:font-pitch="variable"/>
    <style:font-face style:name="Nimbus Sans1" svg:font-family="'Nimbus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30%"/>
    </style:style>
    <style:style style:name="P2" style:family="paragraph" style:parent-style-name="Standard">
      <style:paragraph-properties fo:line-height="13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30%"/>
      <style:text-properties fo:font-weight="bold" officeooo:paragraph-rsid="001ee4b9" style:font-weight-asian="bold" style:font-weight-complex="bold"/>
    </style:style>
    <style:style style:name="P4" style:family="paragraph" style:parent-style-name="Standard">
      <style:paragraph-properties fo:line-height="130%"/>
      <style:text-properties fo:font-weight="normal" officeooo:paragraph-rsid="00184611" style:font-weight-asian="normal" style:font-weight-complex="normal"/>
    </style:style>
    <style:style style:name="P5" style:family="paragraph" style:parent-style-name="Standard">
      <style:paragraph-properties fo:line-height="130%"/>
      <style:text-properties style:font-name="Nimbus Sans"/>
    </style:style>
    <style:style style:name="P6" style:family="paragraph" style:parent-style-name="Standard">
      <style:paragraph-properties fo:line-height="130%"/>
      <style:text-properties fo:color="#1c1c1c" style:font-name="Nimbus Sans" fo:font-size="12pt" fo:letter-spacing="0.0028in" style:text-underline-style="none" fo:font-weight="normal" officeooo:rsid="001cc301" officeooo:paragraph-rsid="001cc301" style:letter-kerning="tru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30%"/>
      <style:text-properties fo:color="#1c1c1c" style:font-name="Nimbus Sans" fo:font-size="12pt" fo:letter-spacing="0.0028in" style:text-underline-style="none" fo:font-weight="normal" officeooo:rsid="001ee4b9" officeooo:paragraph-rsid="001ee4b9" style:letter-kerning="tru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30%"/>
      <style:text-properties officeooo:paragraph-rsid="001ee4b9"/>
    </style:style>
    <style:style style:name="P9" style:family="paragraph" style:parent-style-name="Preformatted_20_Text">
      <style:paragraph-properties fo:line-height="130%"/>
      <style:text-properties officeooo:paragraph-rsid="0021d4ab"/>
    </style:style>
    <style:style style:name="P10" style:family="paragraph" style:parent-style-name="Heading_20_1">
      <style:paragraph-properties fo:line-height="130%"/>
    </style:style>
    <style:style style:name="P11" style:family="paragraph" style:parent-style-name="Heading_20_2">
      <style:paragraph-properties fo:line-height="130%"/>
      <style:text-properties fo:color="#2a6099" style:font-name="Nimbus Sans1" fo:font-size="14pt" fo:letter-spacing="0.0028in" fo:font-weight="normal" officeooo:rsid="001ee4b9" officeooo:paragraph-rsid="001ee4b9" style:letter-kerning="tru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2" style:family="paragraph" style:parent-style-name="Standard">
      <style:paragraph-properties fo:line-height="130%"/>
      <style:text-properties fo:color="#1c1c1c" style:font-name="Nimbus Sans" fo:font-size="12pt" fo:letter-spacing="0.0028in" style:text-underline-style="none" fo:font-weight="normal" officeooo:rsid="001ee4b9" officeooo:paragraph-rsid="001ee4b9" style:letter-kerning="tru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30%"/>
      <style:text-properties fo:font-weight="normal" officeooo:paragraph-rsid="00184611" style:font-weight-asian="normal" style:font-weight-complex="normal"/>
    </style:style>
    <style:style style:name="T1" style:family="text">
      <style:text-properties officeooo:rsid="001ee4b9"/>
    </style:style>
    <style:style style:name="T2" style:family="text">
      <style:text-properties fo:color="#2a6099"/>
    </style:style>
    <style:style style:name="T3" style:family="text">
      <style:text-properties fo:color="#2a6099" style:font-name="Nimbus Sans2" fo:font-size="18.2000007629395pt" fo:letter-spacing="0.0028in" fo:font-weight="bold" officeooo:rsid="001ee4b9" style:letter-kerning="tru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fo:color="#2a6099" style:font-name="Nimbus Sans2" fo:font-size="18.2000007629395pt" fo:letter-spacing="0.0028in" fo:font-weight="bold" officeooo:rsid="0021d4ab" style:letter-kerning="tru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ee4b9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1ee4b9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Installing <text:span text:style-name="T3">LAMP</text:span><text:span text:style-name="T4"> &amp; Wordpress</text:span></text:h>
      <text:p text:style-name="P1">sudo apt-get update</text:p>
      <text:p text:style-name="P1">sudo apt-get upgrade</text:p>
      <text:p text:style-name="P1">sudo apt-get dist-upgrade</text:p>
      <text:p text:style-name="P5"/>
      <text:p text:style-name="P1">sudo reboot</text:p>
      <text:p text:style-name="P1"/>
      <text:p text:style-name="P1">sudo apt-get install lamp-server^</text:p>
      <text:p text:style-name="P1">sudo systemctl status apache2</text:p>
      <text:p text:style-name="P1"/>
      <text:p text:style-name="P1">sudo nano /var/www/html/info.php</text:p>
      <text:p text:style-name="P6"/>
      <text:p text:style-name="P7">Add</text:p>
      <text:p text:style-name="P9">&lt;?php phpinfo(); ?&gt;</text:p>
      <text:p text:style-name="P1"/>
      <text:p text:style-name="P8"><text:a xlink:type="simple" xlink:href="http://localhost/info.php" text:style-name="Internet_20_link" text:visited-style-name="Visited_20_Internet_20_Link"><text:span text:style-name="T7">http://localhost/</text:span></text:a><text:a xlink:type="simple" xlink:href="http://localhost/info.php" text:style-name="Internet_20_link" text:visited-style-name="Visited_20_Internet_20_Link"><text:span text:style-name="T8">info.php</text:span></text:a></text:p>
      <text:p text:style-name="P5"/>
      <text:p text:style-name="P1">sudo systemctl restart apache2</text:p>
      <text:p text:style-name="P1"/>
      <text:p text:style-name="P1">sudo mysql_secure_installation</text:p>
      <text:p text:style-name="P1"/>
      <text:p text:style-name="P1">sudo apt-get install phpmyadmin</text:p>
      <text:p text:style-name="P1"/>
      <text:p text:style-name="P1">sudo mysql</text:p>
      <text:p text:style-name="P1"/>
      <text:p text:style-name="P7">Enter</text:p>
      <text:p text:style-name="P1">ALTER USER 'root'@'localhost' IDENTIFIED WITH mysql_native_password BY '<text:span text:style-name="T2">enterpassword</text:span>';</text:p>
      <text:p text:style-name="P1"/>
      <text:p text:style-name="P1">mysql -u root -p</text:p>
      <text:h text:style-name="P11" text:outline-level="2">URLs</text:h>
      <text:p text:style-name="P2"><text:a xlink:type="simple" xlink:href="http://localhost/" text:style-name="Internet_20_link" text:visited-style-name="Visited_20_Internet_20_Link"><text:span text:style-name="T5">http://localhost/</text:span></text:a></text:p>
      <text:p text:style-name="P3"><text:a xlink:type="simple" xlink:href="http://localhost/info.php" text:style-name="Internet_20_link" text:visited-style-name="Visited_20_Internet_20_Link"><text:span text:style-name="T5">http://localhost/</text:span></text:a><text:a xlink:type="simple" xlink:href="http://localhost/info.php" text:style-name="Internet_20_link" text:visited-style-name="Visited_20_Internet_20_Link"><text:span text:style-name="T6">info.php</text:span></text:a></text:p>
      <text:p text:style-name="P3"><text:a xlink:type="simple" xlink:href="http://localhost/phpmyadmin/index.php" text:style-name="Internet_20_link" text:visited-style-name="Visited_20_Internet_20_Link"><text:span text:style-name="T5">http://localhost/phpmyadmin/index.php</text:span></text:a></text:p>
      <text:h text:style-name="P11" text:outline-level="2">Sources</text:h>
      <text:p text:style-name="P4"><text:a xlink:type="simple" xlink:href="https://techviewleo.com/how-to-install-lamp-stack-on-linux-mint/" text:style-name="Internet_20_link" text:visited-style-name="Visited_20_Internet_20_Link"><text:span text:style-name="T5">https://techviewleo.com/how-to-install-lamp-stack-on-linux-mint/</text:span></text:a></text:p>
      <text:p text:style-name="P4"><text:a xlink:type="simple" xlink:href="https://techviewleo.com/how-to-install-lamp-stack-on-linux-mint/" text:style-name="Internet_20_link" text:visited-style-name="Visited_20_Internet_20_Link"><text:span text:style-name="T5">https://www.digitalocean.com/community/tutorials/how-to-install-linux-apache-mysql-php-lamp-stack-ubuntu-18-04</text:span></text:a></text:p>
      <text:p text:style-name="P4"><text:a xlink:type="simple" xlink:href="https://techviewleo.com/how-to-install-lamp-stack-on-linux-mint/" text:style-name="Internet_20_link" text:visited-style-name="Visited_20_Internet_20_Link"><text:span text:style-name="T5">https://phoenixnap.com/kb/access-denied-for-user-root-localhost</text:span></text:a></text:p>
      <text:p text:style-name="P4"><text:a xlink:type="simple" xlink:href="https://www.cloudways.com/blog/install-wordpress-on-linux/#wordpress-debian" text:style-name="Internet_20_link" text:visited-style-name="Visited_20_Internet_20_Link"><text:span text:style-name="T5">https://www.cloudways.com/blog/install-wordpress-on-linux/#wordpress-debian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2" svg:font-family="'Nimbus Sans'" style:font-adornments="Bold" style:font-family-generic="swiss" style:font-pitch="variable"/>
    <style:font-face style:name="Nimbus Sans1" svg:font-family="'Nimbus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1c1c1c" style:font-name="Nimbus Sans1" fo:font-family="'Nimbus Sans'" style:font-style-name="Regular" style:font-family-generic="swiss" style:font-pitch="variable" fo:font-size="12pt" fo:letter-spacing="0.0028in"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2098in" loext:contextual-spacing="false"/>
      <style:text-properties fo:color="#2a6099" style:font-name="Nimbus Sans2" fo:font-family="'Nimbus Sans'" style:font-style-name="Bold" style:font-family-generic="swiss" style:font-pitch="variable" fo:font-size="130%" fo:letter-spacing="0.0028in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01in" fo:margin-bottom="0.1098in" loext:contextual-spacing="false"/>
      <style:text-properties fo:color="#2a6099" style:font-name="Nimbus Sans1" fo:font-family="'Nimbus Sans'" style:font-style-name="Regular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1:55:25.032583008</meta:creation-date>
    <dc:date>2021-07-07T16:38:07.494809843</dc:date>
    <meta:editing-duration>PT1H5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65" meta:character-count="854" meta:non-whitespace-character-count="816"/>
  </office:meta>
</office:document-meta>
</file>